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3.217cm" fo:min-width="5.95cm" fo:padding-top="0.175cm" fo:padding-bottom="0.175cm" fo:padding-left="0.3cm" fo:padding-right="0.3cm"/>
    </style:style>
    <style:style style:name="gr2" style:family="graphic" style:parent-style-name="Module">
      <style:graphic-properties draw:fill-color="#3deb3d"/>
    </style:style>
    <style:style style:name="gr3" style:family="graphic" style:parent-style-name="Module">
      <style:graphic-properties fo:min-height="0.834cm" fo:min-width="0.584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8.864cm" fo:min-width="8.914cm"/>
    </style:style>
    <style:style style:name="gr5" style:family="graphic" style:parent-style-name="Centered_20_Text_20_Block">
      <style:graphic-properties fo:min-height="1.95cm"/>
    </style:style>
    <style:style style:name="gr6" style:family="graphic" style:parent-style-name="standard">
      <style:graphic-properties svg:stroke-width="0.2cm" svg:stroke-color="#e6e6e6" draw:marker-start-width="0.8cm" draw:marker-end="Arrow_20_concave" draw:marker-end-width="0.8cm" draw:textarea-vertical-align="middle" fo:padding-top="0.225cm" fo:padding-bottom="0.225cm" fo:padding-left="0.35cm" fo:padding-right="0.35cm"/>
    </style:style>
    <style:style style:name="gr7" style:family="graphic" style:parent-style-name="Module">
      <style:graphic-properties draw:fill-color="#3deb3d" fo:min-height="0.834cm" fo:min-width="0.584cm"/>
    </style:style>
    <style:style style:name="gr8" style:family="graphic" style:parent-style-name="Module_20__28_Dark_29_">
      <style:graphic-properties fo:min-height="0.834cm" fo:min-width="0.584cm"/>
    </style:style>
    <style:style style:name="gr9" style:family="graphic" style:parent-style-name="Centered_20_Text_20_Block">
      <style:graphic-properties fo:min-height="0.75cm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14.008cm" fo:min-width="15.858cm"/>
    </style:style>
    <style:style style:name="gr11" style:family="graphic" style:parent-style-name="Module">
      <style:graphic-properties draw:fill-color="#3deb3d" fo:min-height="1.533cm" fo:min-width="1.422cm"/>
    </style:style>
    <style:style style:name="gr12" style:family="graphic" style:parent-style-name="Module_20__28_Dark_29_">
      <style:graphic-properties fo:min-height="1.533cm" fo:min-width="1.422cm"/>
    </style:style>
    <style:style style:name="gr13" style:family="graphic" style:parent-style-name="Module_20__28_Dark_29_">
      <style:graphic-properties fo:min-height="1.533cm" fo:min-width="1.423cm"/>
    </style:style>
    <style:style style:name="gr14" style:family="graphic" style:parent-style-name="Module_20__28_Dark_29_">
      <style:graphic-properties draw:fill-color="#ff3333" fo:min-height="1.533cm" fo:min-width="1.423cm"/>
    </style:style>
    <style:style style:name="gr15" style:family="graphic" style:parent-style-name="Module_20__28_Dark_29_">
      <style:graphic-properties draw:fill-color="#355e00" fo:min-height="1.533cm" fo:min-width="1.422cm"/>
    </style:style>
    <style:style style:name="gr16" style:family="graphic" style:parent-style-name="Centered_20_Text_20_Block">
      <style:graphic-properties fo:min-height="1.396cm"/>
    </style:style>
    <style:style style:name="gr17" style:family="graphic" style:parent-style-name="Centered_20_Text_20_Block">
      <style:graphic-properties fo:min-height="1.085cm"/>
    </style:style>
    <style:style style:name="gr18" style:family="graphic" style:parent-style-name="Module">
      <style:graphic-properties draw:fill-color="#355e00" fo:min-height="1.533cm" fo:min-width="1.422cm"/>
    </style:style>
    <style:style style:name="gr19" style:family="graphic" style:parent-style-name="Module_20__28_Dark_29_">
      <style:graphic-properties draw:fill-color="#ff3333" fo:min-height="1.533cm" fo:min-width="1.422cm"/>
    </style:style>
    <style:style style:name="gr20" style:family="graphic" style:parent-style-name="Centered_20_Text_20_Block">
      <style:graphic-properties draw:stroke="solid" svg:stroke-width="0.1cm" svg:stroke-color="#e6e6e6" draw:marker-start-width="0.5cm" draw:marker-end-width="0.5cm" draw:fill="solid" draw:fill-color="#4c4c4c" draw:textarea-horizontal-align="justify" draw:textarea-vertical-align="middle" draw:auto-grow-height="false" fo:min-height="14.746cm" fo:min-width="8.696cm" fo:padding-top="0.175cm" fo:padding-bottom="0.175cm" fo:padding-left="0.3cm" fo:padding-right="0.3cm"/>
    </style:style>
    <style:style style:name="gr21" style:family="graphic" style:parent-style-name="Centered_20_Text_20_Block">
      <style:graphic-properties draw:stroke="solid" svg:stroke-width="0.1cm" svg:stroke-color="#e6e6e6" draw:marker-start-width="0.5cm" draw:marker-end-width="0.5cm" draw:textarea-horizontal-align="justify" draw:textarea-vertical-align="middle" draw:auto-grow-height="false" fo:min-height="3.08cm" fo:min-width="6.33cm" fo:padding-top="0.175cm" fo:padding-bottom="0.175cm" fo:padding-left="0.3cm" fo:padding-right="0.3cm"/>
    </style:style>
    <style:style style:name="gr22" style:family="graphic" style:parent-style-name="Centered_20_Text_20_Block">
      <style:graphic-properties draw:stroke="none" svg:stroke-color="#000000" draw:fill="none" draw:fill-color="#ffffff" fo:min-height="1.423cm"/>
    </style:style>
    <style:style style:name="gr23" style:family="graphic" style:parent-style-name="Centered_20_Text_20_Block">
      <style:graphic-properties draw:stroke="none" svg:stroke-color="#000000" draw:fill="none" draw:fill-color="#ffffff" fo:min-height="0.823cm"/>
    </style:style>
    <style:style style:name="gr24" style:family="graphic" style:parent-style-name="objectwithoutfill">
      <style:graphic-properties svg:stroke-width="0.1cm" svg:stroke-color="#3deb3d" draw:marker-start-width="0.5cm" draw:marker-end-width="0.3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3deb3d" draw:marker-start-width="0.5cm" draw:marker-end="" draw:marker-end-width="0.3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3deb3d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3366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ff3366" draw:marker-start-width="0.5cm" draw:marker-end="" draw:marker-end-width="0.3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ff3366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0" style:family="graphic" style:parent-style-name="Centered_20_Text_20_Block">
      <style:graphic-properties draw:stroke="none" svg:stroke-color="#000000" draw:fill="none" draw:fill-color="#ffffff" fo:min-height="0.712cm"/>
    </style:style>
    <style:style style:name="gr31" style:family="graphic" style:parent-style-name="Centered_20_Text_20_Block">
      <style:graphic-properties draw:fill="solid" draw:fill-color="#ffff00" draw:textarea-horizontal-align="justify" draw:textarea-vertical-align="middle" draw:auto-grow-height="false" fo:min-height="0.528cm" fo:min-width="0.35cm"/>
    </style:style>
    <style:style style:name="gr32" style:family="graphic" style:parent-style-name="Centered_20_Text_20_Block">
      <style:graphic-properties draw:stroke="none" svg:stroke-color="#000000" draw:fill="none" draw:fill-color="#ffffff" fo:min-height="0.75cm"/>
    </style:style>
    <style:style style:name="gr33" style:family="graphic" style:parent-style-name="Centered_20_Text_20_Block">
      <style:graphic-properties draw:stroke="solid" svg:stroke-width="0.1cm" svg:stroke-color="#e6e6e6" draw:marker-start-width="0.5cm" draw:marker-end-width="0.5cm" draw:fill="solid" draw:fill-color="#4c4c4c" draw:textarea-horizontal-align="justify" draw:textarea-vertical-align="middle" draw:auto-grow-height="false" fo:min-height="5.696cm" fo:min-width="9.046cm" fo:padding-top="0.175cm" fo:padding-bottom="0.175cm" fo:padding-left="0.3cm" fo:padding-right="0.3cm"/>
    </style:style>
    <style:style style:name="gr34" style:family="graphic" style:parent-style-name="Arrow">
      <style:graphic-properties svg:stroke-width="0.2cm" svg:stroke-color="#ff6633" draw:marker-start-width="0.8cm" draw:marker-end-width="0.7cm" fo:padding-top="0.225cm" fo:padding-bottom="0.225cm" fo:padding-left="0.35cm" fo:padding-right="0.35cm"/>
    </style:style>
    <style:style style:name="gr35" style:family="graphic" style:parent-style-name="Centered_20_Text_20_Block">
      <style:graphic-properties draw:stroke="solid" svg:stroke-width="0.1cm" svg:stroke-color="#e6e6e6" draw:marker-start-width="0.5cm" draw:marker-end-width="0.5cm" draw:fill="solid" draw:fill-color="#4c4c4c" draw:textarea-horizontal-align="justify" draw:textarea-vertical-align="middle" draw:auto-grow-height="false" fo:min-height="3.08cm" fo:min-width="6.33cm" fo:padding-top="0.175cm" fo:padding-bottom="0.175cm" fo:padding-left="0.3cm" fo:padding-right="0.3cm"/>
    </style:style>
    <style:style style:name="gr36" style:family="graphic" style:parent-style-name="Centered_20_Text_20_Block">
      <style:graphic-properties draw:stroke="solid" svg:stroke-width="0.1cm" svg:stroke-color="#e6e6e6" draw:marker-start-width="0.5cm" draw:marker-end-width="0.5cm" draw:fill="solid" draw:fill-color="#4c4c4c" draw:textarea-horizontal-align="justify" draw:textarea-vertical-align="middle" draw:auto-grow-height="false" fo:min-height="6.938cm" fo:min-width="5.988cm" fo:padding-top="0.175cm" fo:padding-bottom="0.175cm" fo:padding-left="0.3cm" fo:padding-right="0.3cm"/>
    </style:style>
    <style:style style:name="gr37" style:family="graphic" style:parent-style-name="Centered_20_Text_20_Block">
      <style:graphic-properties draw:stroke="none" svg:stroke-color="#000000" draw:fill="none" draw:fill-color="#ffffff" fo:min-height="0.923cm"/>
    </style:style>
    <style:style style:name="gr38" style:family="graphic" style:parent-style-name="Centered_20_Text_20_Block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deb3d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-color="#ff3333"/>
    </style:style>
    <style:style style:name="P6" style:family="paragraph">
      <loext:graphic-properties draw:fill-color="#355e00"/>
    </style:style>
    <style:style style:name="P7" style:family="paragraph">
      <loext:graphic-properties draw:fill="solid" draw:fill-color="#4c4c4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style:text-properties fo:color="#000000" fo:font-size="18pt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000000" fo:font-size="18pt" fo:font-weight="bold" style:font-size-asian="18pt" style:font-size-complex="18pt"/>
    </style:style>
    <style:style style:name="T1" style:family="text">
      <style:text-properties fo:color="#000000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ule-tree" draw:style-name="dp1" draw:master-page-name="Default">
        <draw:custom-shape draw:style-name="gr1" draw:text-style-name="P1" xml:id="id19" draw:id="id19" draw:layer="layout" svg:width="13.1cm" svg:height="10.7cm" svg:x="1.7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" draw:id="id1" draw:layer="layout" svg:width="1.2cm" svg:height="1.2cm" svg:x="7.6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4" draw:id="id4" draw:layer="layout" svg:width="1.2cm" svg:height="1.2cm" svg:x="5.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7" draw:id="id7" draw:layer="layout" svg:width="1.2cm" svg:height="1.2cm" svg:x="4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8" draw:id="id8" draw:layer="layout" svg:width="1.2cm" svg:height="1.2cm" svg:x="6.5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6" draw:id="id6" draw:layer="layout" svg:width="1.2cm" svg:height="1.2cm" svg:x="8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5" draw:id="id5" draw:layer="layout" svg:width="1.2cm" svg:height="1.2cm" svg:x="11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9" draw:id="id9" draw:layer="layout" svg:width="1.2cm" svg:height="1.2cm" svg:x="7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" draw:id="id2" draw:layer="layout" svg:width="1.2cm" svg:height="1.2cm" svg:x="6.7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3" draw:id="id3" draw:layer="layout" svg:width="1.2cm" svg:height="1.2cm" svg:x="9.9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Arrow" draw:layer="layout" draw:type="line" svg:x1="8.2cm" svg:y1="7.1cm" svg:x2="7.3cm" svg:y2="8.1cm" draw:start-shape="id1" draw:start-glue-point="2" draw:end-shape="id2" draw:end-glue-point="0" svg:d="M8200 7100l-900 1000" svg:viewBox="0 0 901 1001">
          <text:p/>
        </draw:connector>
        <draw:connector draw:style-name="Arrow" draw:layer="layout" draw:type="line" svg:x1="8.2cm" svg:y1="7.1cm" svg:x2="10.5cm" svg:y2="9.9cm" draw:start-shape="id1" draw:start-glue-point="2" draw:end-shape="id3" draw:end-glue-point="0" svg:d="M8200 7100l2300 2800" svg:viewBox="0 0 2301 2801">
          <text:p/>
        </draw:connector>
        <draw:connector draw:style-name="Arrow" draw:layer="layout" draw:type="line" svg:x1="7.3cm" svg:y1="9.3cm" svg:x2="6cm" svg:y2="10.3cm" draw:start-shape="id2" draw:start-glue-point="2" draw:end-shape="id4" draw:end-glue-point="0" svg:d="M7300 9300l-1300 1000" svg:viewBox="0 0 1301 1001">
          <text:p/>
        </draw:connector>
        <draw:connector draw:style-name="Arrow" draw:layer="layout" draw:type="line" svg:x1="10.5cm" svg:y1="11.1cm" svg:x2="11.8cm" svg:y2="12.6cm" draw:start-shape="id3" draw:start-glue-point="2" draw:end-shape="id5" draw:end-glue-point="0" svg:d="M10500 11100l1300 1500" svg:viewBox="0 0 1301 1501">
          <text:p/>
        </draw:connector>
        <draw:connector draw:style-name="Arrow" draw:layer="layout" draw:type="line" svg:x1="10.5cm" svg:y1="11.1cm" svg:x2="9.4cm" svg:y2="12.6cm" draw:start-shape="id3" draw:start-glue-point="2" draw:end-shape="id6" draw:end-glue-point="0" svg:d="M10500 11100l-1100 1500" svg:viewBox="0 0 1101 1501">
          <text:p/>
        </draw:connector>
        <draw:connector draw:style-name="Arrow" draw:layer="layout" draw:type="line" svg:x1="6cm" svg:y1="11.5cm" svg:x2="4.6cm" svg:y2="12.5cm" draw:start-shape="id4" draw:start-glue-point="2" draw:end-shape="id7" draw:end-glue-point="0" svg:d="M6000 11500l-1400 1000" svg:viewBox="0 0 1401 1001">
          <text:p/>
        </draw:connector>
        <draw:connector draw:style-name="Arrow" draw:layer="layout" draw:type="line" svg:x1="6cm" svg:y1="11.5cm" svg:x2="7.1cm" svg:y2="12.6cm" draw:start-shape="id4" draw:start-glue-point="2" draw:end-shape="id8" draw:end-glue-point="0" svg:d="M6000 11500l1100 1100" svg:viewBox="0 0 1101 1101">
          <text:p/>
        </draw:connector>
        <draw:connector draw:style-name="Arrow" draw:layer="layout" draw:type="line" svg:x1="8.2cm" svg:y1="7.1cm" svg:x2="8.2cm" svg:y2="10.1cm" draw:start-shape="id1" draw:start-glue-point="2" draw:end-shape="id9" draw:end-glue-point="0" svg:d="M8200 7100v3000" svg:viewBox="0 0 1 3001">
          <text:p/>
        </draw:connector>
        <draw:connector draw:style-name="Arrow" draw:layer="layout" draw:type="line" svg:x1="8.2cm" svg:y1="11.3cm" svg:x2="9.4cm" svg:y2="12.6cm" draw:start-shape="id9" draw:start-glue-point="2" draw:end-shape="id6" draw:end-glue-point="0" svg:d="M8200 11300l1200 1300" svg:viewBox="0 0 1201 1301">
          <text:p/>
        </draw:connector>
        <draw:custom-shape draw:style-name="gr4" draw:text-style-name="P3" xml:id="id20" draw:id="id20" draw:layer="layout" svg:width="10.4cm" svg:height="10.1cm" svg:x="16.8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3cm" svg:height="2.2cm" svg:x="1.7cm" svg:y="15cm">
          <draw:text-box>
            <text:p>CommonJS / ES6 Modules</text:p>
            <text:p>(Separate files)</text:p>
          </draw:text-box>
        </draw:frame>
        <draw:frame draw:style-name="gr5" draw:layer="layout" svg:width="9.1cm" svg:height="2.2cm" svg:x="17.4cm" svg:y="14.9cm">
          <draw:text-box>
            <text:p>Bundle.js</text:p>
          </draw:text-box>
        </draw:frame>
        <draw:custom-shape draw:style-name="Module_20__28_Dark_29_" xml:id="id10" draw:id="id10" draw:layer="layout" svg:width="1.2cm" svg:height="1.2cm" svg:x="21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3" draw:id="id13" draw:layer="layout" svg:width="1.2cm" svg:height="1.2cm" svg:x="19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6" draw:id="id16" draw:layer="layout" svg:width="1.2cm" svg:height="1.2cm" svg:x="17.9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7" draw:id="id17" draw:layer="layout" svg:width="1.2cm" svg:height="1.2cm" svg:x="20.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5" draw:id="id15" draw:layer="layout" svg:width="1.2cm" svg:height="1.2cm" svg:x="22.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4" draw:id="id14" draw:layer="layout" svg:width="1.2cm" svg:height="1.2cm" svg:x="25.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8" draw:id="id18" draw:layer="layout" svg:width="1.2cm" svg:height="1.2cm" svg:x="21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1" draw:id="id11" draw:layer="layout" svg:width="1.2cm" svg:height="1.2cm" svg:x="20.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2" draw:id="id12" draw:layer="layout" svg:width="1.2cm" svg:height="1.2cm" svg:x="23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22.1cm" svg:y1="6.5cm" svg:x2="21.2cm" svg:y2="7.5cm" draw:start-shape="id10" draw:start-glue-point="2" draw:end-shape="id11" draw:end-glue-point="0" svg:d="M22100 6500l-900 1000" svg:viewBox="0 0 901 1001">
          <text:p/>
        </draw:connector>
        <draw:connector draw:style-name="Connector_20__28_Dark_29_" draw:layer="layout" draw:type="line" svg:x1="22.1cm" svg:y1="6.5cm" svg:x2="24.4cm" svg:y2="9.3cm" draw:start-shape="id10" draw:start-glue-point="2" draw:end-shape="id12" draw:end-glue-point="0" svg:d="M22100 6500l2300 2800" svg:viewBox="0 0 2301 2801">
          <text:p/>
        </draw:connector>
        <draw:connector draw:style-name="Connector_20__28_Dark_29_" draw:layer="layout" draw:type="line" svg:x1="21.2cm" svg:y1="8.7cm" svg:x2="19.9cm" svg:y2="9.7cm" draw:start-shape="id11" draw:start-glue-point="2" draw:end-shape="id13" draw:end-glue-point="0" svg:d="M21200 8700l-1300 1000" svg:viewBox="0 0 1301 1001">
          <text:p/>
        </draw:connector>
        <draw:connector draw:style-name="Connector_20__28_Dark_29_" draw:layer="layout" draw:type="line" svg:x1="24.4cm" svg:y1="10.5cm" svg:x2="25.7cm" svg:y2="12cm" draw:start-shape="id12" draw:start-glue-point="2" draw:end-shape="id14" draw:end-glue-point="0" svg:d="M24400 10500l1300 1500" svg:viewBox="0 0 1301 1501">
          <text:p/>
        </draw:connector>
        <draw:connector draw:style-name="Connector_20__28_Dark_29_" draw:layer="layout" draw:type="line" svg:x1="24.4cm" svg:y1="10.5cm" svg:x2="23.3cm" svg:y2="12cm" draw:start-shape="id12" draw:start-glue-point="2" draw:end-shape="id15" draw:end-glue-point="0" svg:d="M24400 10500l-1100 1500" svg:viewBox="0 0 1101 1501">
          <text:p/>
        </draw:connector>
        <draw:connector draw:style-name="Connector_20__28_Dark_29_" draw:layer="layout" draw:type="line" svg:x1="19.9cm" svg:y1="10.9cm" svg:x2="18.5cm" svg:y2="11.9cm" draw:start-shape="id13" draw:start-glue-point="2" draw:end-shape="id16" draw:end-glue-point="0" svg:d="M19900 10900l-1400 1000" svg:viewBox="0 0 1401 1001">
          <text:p/>
        </draw:connector>
        <draw:connector draw:style-name="Connector_20__28_Dark_29_" draw:layer="layout" draw:type="line" svg:x1="19.9cm" svg:y1="10.9cm" svg:x2="21cm" svg:y2="12cm" draw:start-shape="id13" draw:start-glue-point="2" draw:end-shape="id17" draw:end-glue-point="0" svg:d="M19900 10900l1100 1100" svg:viewBox="0 0 1101 1101">
          <text:p/>
        </draw:connector>
        <draw:connector draw:style-name="Connector_20__28_Dark_29_" draw:layer="layout" draw:type="line" svg:x1="22.1cm" svg:y1="6.5cm" svg:x2="22.1cm" svg:y2="9.5cm" draw:start-shape="id10" draw:start-glue-point="2" draw:end-shape="id18" draw:end-glue-point="0" svg:d="M22100 6500v3000" svg:viewBox="0 0 1 3001">
          <text:p/>
        </draw:connector>
        <draw:connector draw:style-name="Connector_20__28_Dark_29_" draw:layer="layout" draw:type="line" svg:x1="22.1cm" svg:y1="10.7cm" svg:x2="23.3cm" svg:y2="12cm" draw:start-shape="id18" draw:start-glue-point="2" draw:end-shape="id15" draw:end-glue-point="0" svg:d="M22100 10700l1200 1300" svg:viewBox="0 0 1201 1301">
          <text:p/>
        </draw:connector>
        <draw:connector draw:style-name="gr6" draw:layer="layout" svg:x1="11.525cm" svg:y1="9.25cm" svg:x2="16.8cm" svg:y2="9.25cm" draw:start-shape="id19" draw:start-glue-point="9" draw:end-shape="id20" draw:end-glue-point="3" svg:d="M11525 9250h5275" svg:viewBox="0 0 5276 1">
          <text:p/>
        </draw:connector>
      </draw:page>
      <draw:page draw:name="page2" draw:style-name="dp1" draw:master-page-name="Default">
        <draw:custom-shape draw:style-name="gr1" draw:text-style-name="P1" xml:id="id39" draw:id="id39" draw:layer="layout" svg:width="13.1cm" svg:height="10.7cm" svg:x="1.7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21" draw:id="id21" draw:layer="layout" svg:width="1.2cm" svg:height="1.2cm" svg:x="7.6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4" draw:id="id24" draw:layer="layout" svg:width="1.2cm" svg:height="1.2cm" svg:x="5.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7" draw:id="id27" draw:layer="layout" svg:width="1.2cm" svg:height="1.2cm" svg:x="4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8" draw:id="id28" draw:layer="layout" svg:width="1.2cm" svg:height="1.2cm" svg:x="6.5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6" draw:id="id26" draw:layer="layout" svg:width="1.2cm" svg:height="1.2cm" svg:x="8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5" draw:id="id25" draw:layer="layout" svg:width="1.2cm" svg:height="1.2cm" svg:x="11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9" draw:id="id29" draw:layer="layout" svg:width="1.2cm" svg:height="1.2cm" svg:x="7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2" draw:id="id22" draw:layer="layout" svg:width="1.2cm" svg:height="1.2cm" svg:x="6.7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3" draw:id="id23" draw:layer="layout" svg:width="1.2cm" svg:height="1.2cm" svg:x="9.9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Arrow" draw:layer="layout" draw:type="line" svg:x1="8.2cm" svg:y1="7.1cm" svg:x2="7.3cm" svg:y2="8.1cm" draw:start-shape="id21" draw:start-glue-point="2" draw:end-shape="id22" draw:end-glue-point="0" svg:d="M8200 7100l-900 1000" svg:viewBox="0 0 901 1001">
          <text:p/>
        </draw:connector>
        <draw:connector draw:style-name="Arrow" draw:layer="layout" draw:type="line" svg:x1="8.2cm" svg:y1="7.1cm" svg:x2="10.5cm" svg:y2="9.9cm" draw:start-shape="id21" draw:start-glue-point="2" draw:end-shape="id23" draw:end-glue-point="0" svg:d="M8200 7100l2300 2800" svg:viewBox="0 0 2301 2801">
          <text:p/>
        </draw:connector>
        <draw:connector draw:style-name="Arrow" draw:layer="layout" draw:type="line" svg:x1="7.3cm" svg:y1="9.3cm" svg:x2="6cm" svg:y2="10.3cm" draw:start-shape="id22" draw:start-glue-point="2" draw:end-shape="id24" draw:end-glue-point="0" svg:d="M7300 9300l-1300 1000" svg:viewBox="0 0 1301 1001">
          <text:p/>
        </draw:connector>
        <draw:connector draw:style-name="Arrow" draw:layer="layout" draw:type="line" svg:x1="10.5cm" svg:y1="11.1cm" svg:x2="11.8cm" svg:y2="12.6cm" draw:start-shape="id23" draw:start-glue-point="2" draw:end-shape="id25" draw:end-glue-point="0" svg:d="M10500 11100l1300 1500" svg:viewBox="0 0 1301 1501">
          <text:p/>
        </draw:connector>
        <draw:connector draw:style-name="Arrow" draw:layer="layout" draw:type="line" svg:x1="10.5cm" svg:y1="11.1cm" svg:x2="9.4cm" svg:y2="12.6cm" draw:start-shape="id23" draw:start-glue-point="2" draw:end-shape="id26" draw:end-glue-point="0" svg:d="M10500 11100l-1100 1500" svg:viewBox="0 0 1101 1501">
          <text:p/>
        </draw:connector>
        <draw:connector draw:style-name="Arrow" draw:layer="layout" draw:type="line" svg:x1="6cm" svg:y1="11.5cm" svg:x2="4.6cm" svg:y2="12.5cm" draw:start-shape="id24" draw:start-glue-point="2" draw:end-shape="id27" draw:end-glue-point="0" svg:d="M6000 11500l-1400 1000" svg:viewBox="0 0 1401 1001">
          <text:p/>
        </draw:connector>
        <draw:connector draw:style-name="Arrow" draw:layer="layout" draw:type="line" svg:x1="6cm" svg:y1="11.5cm" svg:x2="7.1cm" svg:y2="12.6cm" draw:start-shape="id24" draw:start-glue-point="2" draw:end-shape="id28" draw:end-glue-point="0" svg:d="M6000 11500l1100 1100" svg:viewBox="0 0 1101 1101">
          <text:p/>
        </draw:connector>
        <draw:connector draw:style-name="Arrow" draw:layer="layout" draw:type="line" svg:x1="8.2cm" svg:y1="7.1cm" svg:x2="8.2cm" svg:y2="10.1cm" draw:start-shape="id21" draw:start-glue-point="2" draw:end-shape="id29" draw:end-glue-point="0" svg:d="M8200 7100v3000" svg:viewBox="0 0 1 3001">
          <text:p/>
        </draw:connector>
        <draw:connector draw:style-name="Arrow" draw:layer="layout" draw:type="line" svg:x1="8.2cm" svg:y1="11.3cm" svg:x2="9.4cm" svg:y2="12.6cm" draw:start-shape="id29" draw:start-glue-point="2" draw:end-shape="id26" draw:end-glue-point="0" svg:d="M8200 11300l1200 1300" svg:viewBox="0 0 1201 1301">
          <text:p/>
        </draw:connector>
        <draw:custom-shape draw:style-name="gr4" draw:text-style-name="P3" xml:id="id40" draw:id="id40" draw:layer="layout" svg:width="10.4cm" svg:height="10.1cm" svg:x="16.8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cm" svg:height="2.2cm" svg:x="1.7cm" svg:y="15cm">
          <draw:text-box>
            <text:p text:style-name="P4">CommonJS / ES6 Modules</text:p>
            <text:p text:style-name="P4">(Separate files)</text:p>
          </draw:text-box>
        </draw:frame>
        <draw:frame draw:style-name="gr5" draw:text-style-name="P4" draw:layer="layout" svg:width="9.1cm" svg:height="2.2cm" svg:x="17.4cm" svg:y="14.9cm">
          <draw:text-box>
            <text:p text:style-name="P4">Bundle.js</text:p>
          </draw:text-box>
        </draw:frame>
        <draw:custom-shape draw:style-name="gr7" draw:text-style-name="P2" xml:id="id30" draw:id="id30" draw:layer="layout" svg:width="1.2cm" svg:height="1.2cm" svg:x="21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3" draw:id="id33" draw:layer="layout" svg:width="1.2cm" svg:height="1.2cm" svg:x="19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6" draw:id="id36" draw:layer="layout" svg:width="1.2cm" svg:height="1.2cm" svg:x="17.9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7" draw:id="id37" draw:layer="layout" svg:width="1.2cm" svg:height="1.2cm" svg:x="20.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5" draw:id="id35" draw:layer="layout" svg:width="1.2cm" svg:height="1.2cm" svg:x="22.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4" draw:id="id34" draw:layer="layout" svg:width="1.2cm" svg:height="1.2cm" svg:x="25.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8" draw:id="id38" draw:layer="layout" svg:width="1.2cm" svg:height="1.2cm" svg:x="21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1" draw:id="id31" draw:layer="layout" svg:width="1.2cm" svg:height="1.2cm" svg:x="20.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2" draw:id="id32" draw:layer="layout" svg:width="1.2cm" svg:height="1.2cm" svg:x="23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22.1cm" svg:y1="6.5cm" svg:x2="21.2cm" svg:y2="7.5cm" draw:start-shape="id30" draw:start-glue-point="2" draw:end-shape="id31" draw:end-glue-point="0" svg:d="M22100 6500l-900 1000" svg:viewBox="0 0 901 1001">
          <text:p/>
        </draw:connector>
        <draw:connector draw:style-name="Connector_20__28_Dark_29_" draw:layer="layout" draw:type="line" svg:x1="22.1cm" svg:y1="6.5cm" svg:x2="24.4cm" svg:y2="9.3cm" draw:start-shape="id30" draw:start-glue-point="2" draw:end-shape="id32" draw:end-glue-point="0" svg:d="M22100 6500l2300 2800" svg:viewBox="0 0 2301 2801">
          <text:p/>
        </draw:connector>
        <draw:connector draw:style-name="Connector_20__28_Dark_29_" draw:layer="layout" draw:type="line" svg:x1="21.2cm" svg:y1="8.7cm" svg:x2="19.9cm" svg:y2="9.7cm" draw:start-shape="id31" draw:start-glue-point="2" draw:end-shape="id33" draw:end-glue-point="0" svg:d="M21200 8700l-1300 1000" svg:viewBox="0 0 1301 1001">
          <text:p/>
        </draw:connector>
        <draw:connector draw:style-name="Connector_20__28_Dark_29_" draw:layer="layout" draw:type="line" svg:x1="24.4cm" svg:y1="10.5cm" svg:x2="25.7cm" svg:y2="12cm" draw:start-shape="id32" draw:start-glue-point="2" draw:end-shape="id34" draw:end-glue-point="0" svg:d="M24400 10500l1300 1500" svg:viewBox="0 0 1301 1501">
          <text:p/>
        </draw:connector>
        <draw:connector draw:style-name="Connector_20__28_Dark_29_" draw:layer="layout" draw:type="line" svg:x1="24.4cm" svg:y1="10.5cm" svg:x2="23.3cm" svg:y2="12cm" draw:start-shape="id32" draw:start-glue-point="2" draw:end-shape="id35" draw:end-glue-point="0" svg:d="M24400 10500l-1100 1500" svg:viewBox="0 0 1101 1501">
          <text:p/>
        </draw:connector>
        <draw:connector draw:style-name="Connector_20__28_Dark_29_" draw:layer="layout" draw:type="line" svg:x1="19.9cm" svg:y1="10.9cm" svg:x2="18.5cm" svg:y2="11.9cm" draw:start-shape="id33" draw:start-glue-point="2" draw:end-shape="id36" draw:end-glue-point="0" svg:d="M19900 10900l-1400 1000" svg:viewBox="0 0 1401 1001">
          <text:p/>
        </draw:connector>
        <draw:connector draw:style-name="Connector_20__28_Dark_29_" draw:layer="layout" draw:type="line" svg:x1="19.9cm" svg:y1="10.9cm" svg:x2="21cm" svg:y2="12cm" draw:start-shape="id33" draw:start-glue-point="2" draw:end-shape="id37" draw:end-glue-point="0" svg:d="M19900 10900l1100 1100" svg:viewBox="0 0 1101 1101">
          <text:p/>
        </draw:connector>
        <draw:connector draw:style-name="Connector_20__28_Dark_29_" draw:layer="layout" draw:type="line" svg:x1="22.1cm" svg:y1="6.5cm" svg:x2="22.1cm" svg:y2="9.5cm" draw:start-shape="id30" draw:start-glue-point="2" draw:end-shape="id38" draw:end-glue-point="0" svg:d="M22100 6500v3000" svg:viewBox="0 0 1 3001">
          <text:p/>
        </draw:connector>
        <draw:connector draw:style-name="Connector_20__28_Dark_29_" draw:layer="layout" draw:type="line" svg:x1="22.1cm" svg:y1="10.7cm" svg:x2="23.3cm" svg:y2="12cm" draw:start-shape="id38" draw:start-glue-point="2" draw:end-shape="id35" draw:end-glue-point="0" svg:d="M22100 10700l1200 1300" svg:viewBox="0 0 1201 1301">
          <text:p/>
        </draw:connector>
        <draw:connector draw:style-name="gr6" draw:layer="layout" svg:x1="11.525cm" svg:y1="9.25cm" svg:x2="16.8cm" svg:y2="9.25cm" draw:start-shape="id39" draw:start-glue-point="9" draw:end-shape="id40" draw:end-glue-point="3" svg:d="M11525 9250h5275" svg:viewBox="0 0 5276 1">
          <text:p/>
        </draw:connector>
        <draw:frame draw:style-name="gr9" draw:text-style-name="P4" draw:layer="layout" svg:width="1cm" svg:height="1cm" svg:x="21.6cm" svg:y="5.4cm">
          <draw:text-box>
            <text:p text:style-name="P4">0</text:p>
          </draw:text-box>
        </draw:frame>
        <draw:frame draw:style-name="gr9" draw:text-style-name="P4" draw:layer="layout" svg:width="1cm" svg:height="1cm" svg:x="20.7cm" svg:y="7.6cm">
          <draw:text-box>
            <text:p text:style-name="P4">1</text:p>
          </draw:text-box>
        </draw:frame>
        <draw:frame draw:style-name="Module_20__28_Dark_29_" draw:layer="layout" svg:width="1cm" svg:height="1cm" svg:x="21.6cm" svg:y="5.4cm">
          <draw:text-box>
            <text:p>0</text:p>
          </draw:text-box>
        </draw:frame>
        <draw:frame draw:style-name="gr9" draw:text-style-name="P4" draw:layer="layout" svg:width="1cm" svg:height="1cm" svg:x="19.4cm" svg:y="9.8cm">
          <draw:text-box>
            <text:p text:style-name="P4">2</text:p>
          </draw:text-box>
        </draw:frame>
        <draw:frame draw:style-name="gr9" draw:text-style-name="P4" draw:layer="layout" svg:width="1cm" svg:height="1cm" svg:x="20.7cm" svg:y="7.6cm">
          <draw:text-box>
            <text:p text:style-name="P4">1</text:p>
          </draw:text-box>
        </draw:frame>
        <draw:frame draw:style-name="gr9" draw:text-style-name="P4" draw:layer="layout" svg:width="1cm" svg:height="1cm" svg:x="18cm" svg:y="12cm">
          <draw:text-box>
            <text:p text:style-name="P4">3</text:p>
          </draw:text-box>
        </draw:frame>
        <draw:frame draw:style-name="gr9" draw:text-style-name="P4" draw:layer="layout" svg:width="1cm" svg:height="1cm" svg:x="21.6cm" svg:y="9.7cm">
          <draw:text-box>
            <text:p text:style-name="P4">4</text:p>
          </draw:text-box>
        </draw:frame>
        <draw:frame draw:style-name="gr9" draw:text-style-name="P4" draw:layer="layout" svg:width="1cm" svg:height="1cm" svg:x="20.5cm" svg:y="12.1cm">
          <draw:text-box>
            <text:p text:style-name="P4">5</text:p>
          </draw:text-box>
        </draw:frame>
        <draw:frame draw:style-name="gr9" draw:text-style-name="P4" draw:layer="layout" svg:width="1cm" svg:height="1cm" svg:x="22.8cm" svg:y="12.1cm">
          <draw:text-box>
            <text:p text:style-name="P4">6</text:p>
          </draw:text-box>
        </draw:frame>
        <draw:frame draw:style-name="gr9" draw:text-style-name="P4" draw:layer="layout" svg:width="1cm" svg:height="1cm" svg:x="23.9cm" svg:y="9.4cm">
          <draw:text-box>
            <text:p text:style-name="P4">3</text:p>
          </draw:text-box>
        </draw:frame>
        <draw:frame draw:style-name="gr9" draw:text-style-name="P4" draw:layer="layout" svg:width="1cm" svg:height="1cm" svg:x="25.2cm" svg:y="12.1cm">
          <draw:text-box>
            <text:p text:style-name="P4">7</text:p>
          </draw:text-box>
        </draw:frame>
      </draw:page>
      <draw:page draw:name="page3" draw:style-name="dp1" draw:master-page-name="Default">
        <draw:custom-shape draw:style-name="gr10" draw:text-style-name="P3" draw:layer="layout" svg:width="17.9cm" svg:height="15.8cm" svg:x="4.7cm" svg:y="2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1" draw:id="id41" draw:layer="layout" svg:width="2.114cm" svg:height="1.975cm" svg:x="12.34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4" draw:id="id44" draw:layer="layout" svg:width="2.114cm" svg:height="1.975cm" svg:x="8.467cm" svg:y="1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7" draw:id="id47" draw:layer="layout" svg:width="2.115cm" svg:height="1.975cm" svg:x="6cm" svg:y="15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8" draw:id="id48" draw:layer="layout" svg:width="2.114cm" svg:height="1.975cm" svg:x="10.40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6" draw:id="id46" draw:layer="layout" svg:width="2.115cm" svg:height="1.975cm" svg:x="14.457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45" draw:id="id45" draw:layer="layout" svg:width="2.115cm" svg:height="1.975cm" svg:x="18.68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9" draw:id="id49" draw:layer="layout" svg:width="2.114cm" svg:height="1.975cm" svg:x="12.343cm" svg:y="11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2" draw:id="id42" draw:layer="layout" svg:width="2.115cm" svg:height="1.975cm" svg:x="10.8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3" draw:id="id43" draw:layer="layout" svg:width="2.114cm" svg:height="1.975cm" svg:x="16.395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13.4cm" svg:y1="6.175cm" svg:x2="11.857cm" svg:y2="7.9cm" draw:start-shape="id41" draw:start-glue-point="2" draw:end-shape="id42" draw:end-glue-point="0" svg:d="M13400 6175l-1543 1725" svg:viewBox="0 0 1544 1726">
          <text:p/>
        </draw:connector>
        <draw:connector draw:style-name="Connector_20__28_Dark_29_" draw:layer="layout" draw:type="line" svg:x1="13.4cm" svg:y1="6.175cm" svg:x2="17.452cm" svg:y2="10.782cm" draw:start-shape="id41" draw:start-glue-point="2" draw:end-shape="id43" draw:end-glue-point="0" svg:d="M13400 6175l4052 4607" svg:viewBox="0 0 4053 4608">
          <text:p/>
        </draw:connector>
        <draw:connector draw:style-name="Connector_20__28_Dark_29_" draw:layer="layout" draw:type="line" svg:x1="11.857cm" svg:y1="9.875cm" svg:x2="9.524cm" svg:y2="11.44cm" draw:start-shape="id42" draw:start-glue-point="2" draw:end-shape="id44" draw:end-glue-point="0" svg:d="M11857 9875l-2333 1565" svg:viewBox="0 0 2334 1566">
          <text:p/>
        </draw:connector>
        <draw:connector draw:style-name="Connector_20__28_Dark_29_" draw:layer="layout" draw:type="line" svg:x1="17.452cm" svg:y1="12.757cm" svg:x2="19.742cm" svg:y2="15.225cm" draw:start-shape="id43" draw:start-glue-point="2" draw:end-shape="id45" draw:end-glue-point="0" svg:d="M17452 12757l2290 2468" svg:viewBox="0 0 2291 2469">
          <text:p/>
        </draw:connector>
        <draw:connector draw:style-name="Connector_20__28_Dark_29_" draw:layer="layout" draw:type="line" svg:x1="17.452cm" svg:y1="12.757cm" svg:x2="15.514cm" svg:y2="15.225cm" draw:start-shape="id43" draw:start-glue-point="2" draw:end-shape="id46" draw:end-glue-point="0" svg:d="M17452 12757l-1938 2468" svg:viewBox="0 0 1939 2469">
          <text:p/>
        </draw:connector>
        <draw:connector draw:style-name="Connector_20__28_Dark_29_" draw:layer="layout" draw:type="line" svg:x1="9.524cm" svg:y1="13.415cm" svg:x2="7.057cm" svg:y2="15.06cm" draw:start-shape="id44" draw:start-glue-point="2" draw:end-shape="id47" draw:end-glue-point="0" svg:d="M9524 13415l-2467 1645" svg:viewBox="0 0 2468 1646">
          <text:p/>
        </draw:connector>
        <draw:connector draw:style-name="Connector_20__28_Dark_29_" draw:layer="layout" draw:type="line" svg:x1="9.524cm" svg:y1="13.415cm" svg:x2="11.462cm" svg:y2="15.225cm" draw:start-shape="id44" draw:start-glue-point="2" draw:end-shape="id48" draw:end-glue-point="0" svg:d="M9524 13415l1938 1810" svg:viewBox="0 0 1939 1811">
          <text:p/>
        </draw:connector>
        <draw:connector draw:style-name="Connector_20__28_Dark_29_" draw:layer="layout" draw:type="line" svg:x1="13.4cm" svg:y1="6.175cm" svg:x2="13.4cm" svg:y2="11.111cm" draw:start-shape="id41" draw:start-glue-point="2" draw:end-shape="id49" draw:end-glue-point="0" svg:d="M13400 6175v4936" svg:viewBox="0 0 1 4937">
          <text:p/>
        </draw:connector>
        <draw:connector draw:style-name="Connector_20__28_Dark_29_" draw:layer="layout" draw:type="line" svg:x1="13.4cm" svg:y1="13.086cm" svg:x2="15.514cm" svg:y2="15.225cm" draw:start-shape="id49" draw:start-glue-point="2" draw:end-shape="id46" draw:end-glue-point="0" svg:d="M13400 13086l2114 2139" svg:viewBox="0 0 2115 2140">
          <text:p/>
        </draw:connector>
        <draw:frame draw:style-name="gr16" draw:text-style-name="P4" draw:layer="layout" svg:width="1.762cm" svg:height="1.646cm" svg:x="12.519cm" svg:y="4.365cm">
          <draw:text-box>
            <text:p text:style-name="P4">0</text:p>
          </draw:text-box>
        </draw:frame>
        <draw:frame draw:style-name="gr16" draw:text-style-name="P4" draw:layer="layout" svg:width="1.762cm" svg:height="1.646cm" svg:x="11.038cm" svg:y="8.354cm">
          <draw:text-box>
            <text:p text:style-name="P4">1</text:p>
          </draw:text-box>
        </draw:frame>
        <draw:frame draw:style-name="Module_20__28_Dark_29_" draw:text-style-name="P4" draw:layer="layout" svg:width="1.762cm" svg:height="1.646cm" svg:x="12.519cm" svg:y="4.365cm">
          <draw:text-box>
            <text:p text:style-name="P4">0</text:p>
          </draw:text-box>
        </draw:frame>
        <draw:frame draw:style-name="gr16" draw:text-style-name="P4" draw:layer="layout" svg:width="1.762cm" svg:height="1.646cm" svg:x="8.643cm" svg:y="11.605cm">
          <draw:text-box>
            <text:p text:style-name="P4">2</text:p>
          </draw:text-box>
        </draw:frame>
        <draw:frame draw:style-name="gr16" draw:text-style-name="P4" draw:layer="layout" svg:width="1.763cm" svg:height="1.646cm" svg:x="6.2cm" svg:y="15.5cm">
          <draw:text-box>
            <text:p text:style-name="P4">3</text:p>
          </draw:text-box>
        </draw:frame>
        <draw:frame draw:style-name="gr16" draw:text-style-name="P4" draw:layer="layout" svg:width="1.762cm" svg:height="1.646cm" svg:x="12.519cm" svg:y="11.44cm">
          <draw:text-box>
            <text:p text:style-name="P4">4</text:p>
          </draw:text-box>
        </draw:frame>
        <draw:frame draw:style-name="gr16" draw:text-style-name="P4" draw:layer="layout" svg:width="1.762cm" svg:height="1.646cm" svg:x="10.6cm" svg:y="15.6cm">
          <draw:text-box>
            <text:p text:style-name="P4">5</text:p>
          </draw:text-box>
        </draw:frame>
        <draw:frame draw:style-name="gr16" draw:text-style-name="P4" draw:layer="layout" svg:width="1.762cm" svg:height="1.646cm" svg:x="14.638cm" svg:y="15.654cm">
          <draw:text-box>
            <text:p text:style-name="P4">6</text:p>
          </draw:text-box>
        </draw:frame>
        <draw:frame draw:style-name="gr16" draw:text-style-name="P4" draw:layer="layout" svg:width="1.761cm" svg:height="1.646cm" svg:x="16.6cm" svg:y="11.364cm">
          <draw:text-box>
            <text:p text:style-name="P4">3</text:p>
          </draw:text-box>
        </draw:frame>
        <draw:frame draw:style-name="gr17" draw:text-style-name="P4" draw:layer="layout" svg:width="1.763cm" svg:height="1.335cm" svg:x="18.861cm" svg:y="15.7cm">
          <draw:text-box>
            <text:p text:style-name="P4">7</text:p>
          </draw:text-box>
        </draw:frame>
      </draw:page>
      <draw:page draw:name="page4" draw:style-name="dp1" draw:master-page-name="Default">
        <draw:custom-shape draw:style-name="gr10" draw:text-style-name="P3" draw:layer="layout" svg:width="17.9cm" svg:height="15.8cm" svg:x="4.7cm" svg:y="2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50" draw:id="id50" draw:layer="layout" svg:width="2.114cm" svg:height="1.975cm" svg:x="12.34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3" draw:id="id53" draw:layer="layout" svg:width="2.114cm" svg:height="1.975cm" svg:x="8.467cm" svg:y="1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6" draw:id="id56" draw:layer="layout" svg:width="2.115cm" svg:height="1.975cm" svg:x="6cm" svg:y="15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7" draw:id="id57" draw:layer="layout" svg:width="2.114cm" svg:height="1.975cm" svg:x="10.40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5" draw:id="id55" draw:layer="layout" svg:width="2.115cm" svg:height="1.975cm" svg:x="14.457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54" draw:id="id54" draw:layer="layout" svg:width="2.115cm" svg:height="1.975cm" svg:x="18.68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8" draw:id="id58" draw:layer="layout" svg:width="2.114cm" svg:height="1.975cm" svg:x="12.343cm" svg:y="11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1" draw:id="id51" draw:layer="layout" svg:width="2.115cm" svg:height="1.975cm" svg:x="10.8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52" draw:id="id52" draw:layer="layout" svg:width="2.114cm" svg:height="1.975cm" svg:x="16.395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13.4cm" svg:y1="6.175cm" svg:x2="11.857cm" svg:y2="7.9cm" draw:start-shape="id50" draw:start-glue-point="2" draw:end-shape="id51" draw:end-glue-point="0" svg:d="M13400 6175l-1543 1725" svg:viewBox="0 0 1544 1726">
          <text:p/>
        </draw:connector>
        <draw:connector draw:style-name="Connector_20__28_Dark_29_" draw:layer="layout" draw:type="line" svg:x1="13.4cm" svg:y1="6.175cm" svg:x2="17.452cm" svg:y2="10.782cm" draw:start-shape="id50" draw:start-glue-point="2" draw:end-shape="id52" draw:end-glue-point="0" svg:d="M13400 6175l4052 4607" svg:viewBox="0 0 4053 4608">
          <text:p/>
        </draw:connector>
        <draw:connector draw:style-name="Connector_20__28_Dark_29_" draw:layer="layout" draw:type="line" svg:x1="11.857cm" svg:y1="9.875cm" svg:x2="9.524cm" svg:y2="11.44cm" draw:start-shape="id51" draw:start-glue-point="2" draw:end-shape="id53" draw:end-glue-point="0" svg:d="M11857 9875l-2333 1565" svg:viewBox="0 0 2334 1566">
          <text:p/>
        </draw:connector>
        <draw:connector draw:style-name="Connector_20__28_Dark_29_" draw:layer="layout" draw:type="line" svg:x1="17.452cm" svg:y1="12.757cm" svg:x2="19.742cm" svg:y2="15.225cm" draw:start-shape="id52" draw:start-glue-point="2" draw:end-shape="id54" draw:end-glue-point="0" svg:d="M17452 12757l2290 2468" svg:viewBox="0 0 2291 2469">
          <text:p/>
        </draw:connector>
        <draw:connector draw:style-name="Connector_20__28_Dark_29_" draw:layer="layout" draw:type="line" svg:x1="17.452cm" svg:y1="12.757cm" svg:x2="15.514cm" svg:y2="15.225cm" draw:start-shape="id52" draw:start-glue-point="2" draw:end-shape="id55" draw:end-glue-point="0" svg:d="M17452 12757l-1938 2468" svg:viewBox="0 0 1939 2469">
          <text:p/>
        </draw:connector>
        <draw:connector draw:style-name="Connector_20__28_Dark_29_" draw:layer="layout" draw:type="line" svg:x1="9.524cm" svg:y1="13.415cm" svg:x2="7.057cm" svg:y2="15.06cm" draw:start-shape="id53" draw:start-glue-point="2" draw:end-shape="id56" draw:end-glue-point="0" svg:d="M9524 13415l-2467 1645" svg:viewBox="0 0 2468 1646">
          <text:p/>
        </draw:connector>
        <draw:connector draw:style-name="Connector_20__28_Dark_29_" draw:layer="layout" draw:type="line" svg:x1="9.524cm" svg:y1="13.415cm" svg:x2="11.462cm" svg:y2="15.225cm" draw:start-shape="id53" draw:start-glue-point="2" draw:end-shape="id57" draw:end-glue-point="0" svg:d="M9524 13415l1938 1810" svg:viewBox="0 0 1939 1811">
          <text:p/>
        </draw:connector>
        <draw:connector draw:style-name="Connector_20__28_Dark_29_" draw:layer="layout" draw:type="line" svg:x1="13.4cm" svg:y1="6.175cm" svg:x2="13.4cm" svg:y2="11.111cm" draw:start-shape="id50" draw:start-glue-point="2" draw:end-shape="id58" draw:end-glue-point="0" svg:d="M13400 6175v4936" svg:viewBox="0 0 1 4937">
          <text:p/>
        </draw:connector>
        <draw:connector draw:style-name="Connector_20__28_Dark_29_" draw:layer="layout" draw:type="line" svg:x1="13.4cm" svg:y1="13.086cm" svg:x2="15.514cm" svg:y2="15.225cm" draw:start-shape="id58" draw:start-glue-point="2" draw:end-shape="id55" draw:end-glue-point="0" svg:d="M13400 13086l2114 2139" svg:viewBox="0 0 2115 2140">
          <text:p/>
        </draw:connector>
        <draw:frame draw:style-name="gr16" draw:text-style-name="P4" draw:layer="layout" svg:width="1.762cm" svg:height="1.646cm" svg:x="12.6cm" svg:y="4.7cm">
          <draw:text-box>
            <text:p text:style-name="P4">0</text:p>
          </draw:text-box>
        </draw:frame>
        <draw:frame draw:style-name="gr16" draw:text-style-name="P4" draw:layer="layout" svg:width="1.762cm" svg:height="1.646cm" svg:x="11.038cm" svg:y="8.354cm">
          <draw:text-box>
            <text:p text:style-name="P4">1</text:p>
          </draw:text-box>
        </draw:frame>
        <draw:frame draw:style-name="gr16" draw:text-style-name="P4" draw:layer="layout" svg:width="1.762cm" svg:height="1.646cm" svg:x="8.643cm" svg:y="11.605cm">
          <draw:text-box>
            <text:p text:style-name="P4">2</text:p>
          </draw:text-box>
        </draw:frame>
        <draw:frame draw:style-name="gr16" draw:text-style-name="P4" draw:layer="layout" svg:width="1.763cm" svg:height="1.646cm" svg:x="6.2cm" svg:y="15.5cm">
          <draw:text-box>
            <text:p text:style-name="P4">3</text:p>
          </draw:text-box>
        </draw:frame>
        <draw:frame draw:style-name="gr16" draw:text-style-name="P4" draw:layer="layout" svg:width="1.762cm" svg:height="1.646cm" svg:x="12.519cm" svg:y="11.44cm">
          <draw:text-box>
            <text:p text:style-name="P4">4</text:p>
          </draw:text-box>
        </draw:frame>
        <draw:frame draw:style-name="gr16" draw:text-style-name="P4" draw:layer="layout" svg:width="1.762cm" svg:height="1.646cm" svg:x="10.6cm" svg:y="15.6cm">
          <draw:text-box>
            <text:p text:style-name="P4">5</text:p>
          </draw:text-box>
        </draw:frame>
        <draw:frame draw:style-name="gr16" draw:text-style-name="P4" draw:layer="layout" svg:width="1.762cm" svg:height="1.646cm" svg:x="14.638cm" svg:y="15.654cm">
          <draw:text-box>
            <text:p text:style-name="P4">6</text:p>
          </draw:text-box>
        </draw:frame>
        <draw:frame draw:style-name="gr16" draw:text-style-name="P4" draw:layer="layout" svg:width="1.761cm" svg:height="1.646cm" svg:x="16.6cm" svg:y="11.364cm">
          <draw:text-box>
            <text:p text:style-name="P4">3</text:p>
          </draw:text-box>
        </draw:frame>
        <draw:frame draw:style-name="gr17" draw:text-style-name="P4" draw:layer="layout" svg:width="1.763cm" svg:height="1.335cm" svg:x="18.861cm" svg:y="15.7cm">
          <draw:text-box>
            <text:p text:style-name="P4">7</text:p>
          </draw:text-box>
        </draw:frame>
      </draw:page>
      <draw:page draw:name="page5" draw:style-name="dp1" draw:master-page-name="Default">
        <draw:custom-shape draw:style-name="gr20" draw:text-style-name="P7" draw:layer="layout" svg:width="10.3cm" svg:height="16.1cm" svg:x="8.1cm" svg:y="1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7.3cm" svg:height="3.8cm" svg:x="9.5cm" svg:y="12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7cm" svg:y="13.4cm">
          <draw:text-box>
            <text:p text:style-name="P4">init()</text:p>
          </draw:text-box>
        </draw:frame>
        <draw:custom-shape draw:style-name="gr21" draw:text-style-name="P8" draw:layer="layout" svg:width="7.3cm" svg:height="3.8cm" svg:x="9.5cm" svg:y="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6cm" svg:y="3.7cm">
          <draw:text-box>
            <text:p text:style-name="P4">view()</text:p>
          </draw:text-box>
        </draw:frame>
        <draw:custom-shape draw:style-name="gr21" draw:text-style-name="P8" draw:layer="layout" svg:width="7.3cm" svg:height="3.8cm" svg:x="9.4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6cm" svg:y="8.427cm">
          <draw:text-box>
            <text:p text:style-name="P4">update()</text:p>
          </draw:text-box>
        </draw:frame>
        <draw:frame draw:style-name="gr22" draw:text-style-name="P9" draw:layer="layout" svg:width="6.3cm" svg:height="1.673cm" svg:x="1.2cm" svg:y="8.1cm">
          <draw:text-box>
            <text:p text:style-name="P4">(Current state, action)</text:p>
          </draw:text-box>
        </draw:frame>
        <draw:line draw:style-name="Arrow" draw:layer="layout" svg:x1="6.7cm" svg:y1="4.2cm" svg:x2="9.1cm" svg:y2="4.2cm">
          <text:p/>
        </draw:line>
        <draw:frame draw:style-name="gr22" draw:text-style-name="P9" draw:layer="layout" svg:width="6.3cm" svg:height="1.673cm" svg:x="0.8cm" svg:y="3.6cm">
          <draw:text-box>
            <text:p text:style-name="P4">(Current state, action signal)</text:p>
          </draw:text-box>
        </draw:frame>
        <draw:line draw:style-name="Arrow" draw:layer="layout" svg:x1="7.2cm" svg:y1="8.9cm" svg:x2="9.1cm" svg:y2="8.9cm">
          <text:p/>
        </draw:line>
        <draw:line draw:style-name="Arrow" draw:layer="layout" svg:x1="17.7cm" svg:y1="14.1cm" svg:x2="19.6cm" svg:y2="14.1cm">
          <text:p/>
        </draw:line>
        <draw:frame draw:style-name="gr22" draw:text-style-name="P9" xml:id="id60" draw:id="id60" draw:layer="layout" svg:width="6.3cm" svg:height="1.673cm" svg:x="19cm" svg:y="3.2cm">
          <draw:text-box>
            <text:p text:style-name="P4">UI description (“virtual DOM”) </text:p>
          </draw:text-box>
        </draw:frame>
        <draw:line draw:style-name="Arrow" draw:layer="layout" svg:x1="17.5cm" svg:y1="9cm" svg:x2="19.4cm" svg:y2="9cm">
          <text:p/>
        </draw:line>
        <draw:frame draw:style-name="gr23" draw:text-style-name="P9" xml:id="id62" draw:id="id62" draw:layer="layout" svg:width="3.6cm" svg:height="1.073cm" svg:x="19.5cm" svg:y="8.3cm">
          <draw:text-box>
            <text:p text:style-name="P4">New state</text:p>
          </draw:text-box>
        </draw:frame>
        <draw:line draw:style-name="Arrow" draw:layer="layout" svg:x1="17.7cm" svg:y1="3.9cm" svg:x2="19.6cm" svg:y2="3.9cm">
          <text:p/>
        </draw:line>
        <draw:connector draw:style-name="gr24" draw:text-style-name="P10" xml:id="id63" draw:id="id63" draw:layer="layout" draw:type="line" svg:x1="24.836cm" svg:y1="14.111cm" svg:x2="24.942cm" svg:y2="0.6cm" draw:end-shape="id59" draw:end-glue-point="2" svg:d="M24836 14111l106-13511" svg:viewBox="0 0 107 13512">
          <text:p/>
        </draw:connector>
        <draw:connector draw:style-name="gr25" draw:text-style-name="P10" xml:id="id59" draw:id="id59" draw:layer="layout" draw:type="line" svg:x1="24.942cm" svg:y1="0.6cm" svg:x2="3.105cm" svg:y2="0.529cm" svg:d="M24942 600l-21837-71" svg:viewBox="0 0 21838 72">
          <text:p/>
        </draw:connector>
        <draw:connector draw:style-name="gr26" draw:text-style-name="P10" draw:layer="layout" draw:type="line" svg:x1="3.1cm" svg:y1="0.491cm" svg:x2="3.105cm" svg:y2="3cm" svg:d="M3100 491l5 2509" svg:viewBox="0 0 6 2510">
          <text:p/>
        </draw:connector>
        <draw:connector draw:style-name="gr27" draw:text-style-name="P10" draw:layer="layout" draw:type="line" svg:x1="25.3cm" svg:y1="4.036cm" svg:x2="26.6cm" svg:y2="4.022cm" draw:start-shape="id60" draw:start-glue-point="1" draw:end-shape="id61" draw:end-glue-point="2" svg:d="M25300 4036l1300-14" svg:viewBox="0 0 1301 15">
          <text:p/>
        </draw:connector>
        <draw:connector draw:style-name="gr28" draw:text-style-name="P10" xml:id="id61" draw:id="id61" draw:layer="layout" draw:type="line" svg:x1="26.6cm" svg:y1="4.022cm" svg:x2="26.494cm" svg:y2="18.591cm" svg:d="M26600 4022l-106 14569" svg:viewBox="0 0 107 14570">
          <text:p/>
        </draw:connector>
        <draw:frame draw:style-name="gr22" draw:text-style-name="P9" draw:layer="layout" svg:width="4.4cm" svg:height="1.673cm" svg:x="19.6cm" svg:y="13.7cm">
          <draw:text-box>
            <text:p text:style-name="P4">Initial state</text:p>
          </draw:text-box>
        </draw:frame>
        <draw:connector draw:style-name="gr25" draw:text-style-name="P10" draw:layer="layout" draw:type="line" svg:x1="23.1cm" svg:y1="8.836cm" svg:x2="24.836cm" svg:y2="8.819cm" draw:start-shape="id62" draw:start-glue-point="1" svg:d="M23100 8836l1736-17" svg:viewBox="0 0 1737 18">
          <text:p/>
        </draw:connector>
        <draw:connector draw:style-name="gr25" draw:text-style-name="P10" draw:layer="layout" draw:type="line" svg:x1="23.636cm" svg:y1="14.111cm" svg:x2="24.836cm" svg:y2="14.111cm" draw:end-shape="id63" draw:end-glue-point="2" svg:d="M23636 14111h1200" svg:viewBox="0 0 1201 1">
          <text:p/>
        </draw:connector>
        <draw:connector draw:style-name="gr28" draw:text-style-name="P10" xml:id="id64" draw:id="id64" draw:layer="layout" draw:type="line" svg:x1="26.494cm" svg:y1="18.591cm" svg:x2="4.128cm" svg:y2="18.591cm" draw:start-shape="id61" draw:start-glue-point="3" svg:d="M26494 18591h-22366" svg:viewBox="0 0 22367 1">
          <text:p/>
        </draw:connector>
        <draw:connector draw:style-name="gr29" draw:text-style-name="P10" draw:layer="layout" draw:type="line" svg:x1="4.128cm" svg:y1="18.591cm" svg:x2="4.093cm" svg:y2="10.266cm" draw:start-shape="id64" draw:start-glue-point="3" svg:d="M4128 18591l-35-8325" svg:viewBox="0 0 36 8326">
          <text:p/>
        </draw:connector>
        <draw:connector draw:style-name="gr29" draw:text-style-name="P10" draw:layer="layout" svg:x1="0.776cm" svg:y1="20.073cm" svg:x2="3.846cm" svg:y2="20.073cm" svg:d="M776 20073h3070" svg:viewBox="0 0 3071 1">
          <text:p/>
        </draw:connector>
        <draw:frame draw:style-name="gr30" draw:text-style-name="P9" draw:layer="layout" svg:width="3.1cm" svg:height="0.962cm" svg:x="3.6cm" svg:y="19.538cm">
          <draw:text-box>
            <text:p text:style-name="P4">Events</text:p>
          </draw:text-box>
        </draw:frame>
        <draw:frame draw:style-name="gr22" draw:text-style-name="P9" draw:layer="layout" svg:width="4.9cm" svg:height="1.673cm" svg:x="9.9cm" svg:y="19.627cm">
          <draw:text-box>
            <text:p text:style-name="P4">State Updates</text:p>
          </draw:text-box>
        </draw:frame>
        <draw:connector draw:style-name="gr26" draw:text-style-name="P10" draw:layer="layout" svg:x1="6.93cm" svg:y1="20.1cm" svg:x2="10cm" svg:y2="20.1cm" svg:d="M6930 20100h3070" svg:viewBox="0 0 3071 1">
          <text:p/>
        </draw:connector>
        <draw:custom-shape draw:style-name="gr31" draw:text-style-name="P11" draw:layer="layout" svg:width="1.2cm" svg:height="1.1cm" svg:x="9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0.7cm" svg:height="1cm" svg:x="9.5cm" svg:y="15.3cm">
          <draw:text-box>
            <text:p text:style-name="P12"><text:span text:style-name="T1">1</text:span></text:p>
          </draw:text-box>
        </draw:frame>
        <draw:custom-shape draw:style-name="gr31" draw:text-style-name="P11" draw:layer="layout" svg:width="1.2cm" svg:height="1.1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0.7cm" svg:height="1cm" svg:x="9.2cm" svg:y="5.4cm">
          <draw:text-box>
            <text:p text:style-name="P12"><text:span text:style-name="T1">2</text:span></text:p>
          </draw:text-box>
        </draw:frame>
        <draw:custom-shape draw:style-name="gr31" draw:text-style-name="P11" draw:layer="layout" svg:width="1.2cm" svg:height="1.1cm" svg:x="8.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0.7cm" svg:height="1cm" svg:x="9.1cm" svg:y="10.1cm">
          <draw:text-box>
            <text:p text:style-name="P12"><text:span text:style-name="T1">3</text:span></text:p>
          </draw:text-box>
        </draw:frame>
      </draw:page>
      <draw:page draw:name="page6" draw:style-name="dp1" draw:master-page-name="Default">
        <draw:custom-shape draw:style-name="gr33" draw:text-style-name="P7" draw:layer="layout" svg:width="10.3cm" svg:height="6.7cm" svg:x="7.9cm" svg:y="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8cm" svg:y="4.027cm">
          <draw:text-box>
            <text:p text:style-name="P4">Component v1</text:p>
          </draw:text-box>
        </draw:frame>
        <draw:frame draw:style-name="gr22" draw:text-style-name="P9" xml:id="id70" draw:id="id70" draw:layer="layout" svg:width="6.3cm" svg:height="1.673cm" svg:x="0.5cm" svg:y="5.827cm">
          <draw:text-box>
            <text:p text:style-name="P4">(State, action)</text:p>
          </draw:text-box>
        </draw:frame>
        <draw:line draw:style-name="gr34" draw:layer="layout" svg:x1="6.2cm" svg:y1="4.2cm" svg:x2="7.8cm" svg:y2="4.2cm">
          <text:p/>
        </draw:line>
        <draw:frame draw:style-name="gr22" draw:text-style-name="P9" draw:layer="layout" svg:width="6.3cm" svg:height="1.673cm" svg:x="0.8cm" svg:y="3.6cm">
          <draw:text-box>
            <text:p text:style-name="P4">(Current state, action signal)</text:p>
          </draw:text-box>
        </draw:frame>
        <draw:line draw:style-name="Arrow" draw:layer="layout" svg:x1="6cm" svg:y1="6.3cm" svg:x2="7.7cm" svg:y2="6.3cm">
          <text:p/>
        </draw:line>
        <draw:connector draw:style-name="gr24" draw:text-style-name="P10" xml:id="id68" draw:id="id68" draw:layer="layout" draw:type="line" svg:x1="21.908cm" svg:y1="3.422cm" svg:x2="21.943cm" svg:y2="0.635cm" draw:end-shape="id65" draw:end-glue-point="2" svg:d="M21908 3422l35-2787" svg:viewBox="0 0 36 2788">
          <text:p/>
        </draw:connector>
        <draw:connector draw:style-name="gr25" draw:text-style-name="P10" xml:id="id65" draw:id="id65" draw:layer="layout" draw:type="line" svg:x1="21.943cm" svg:y1="0.635cm" svg:x2="3.105cm" svg:y2="0.529cm" svg:d="M21943 635l-18838-106" svg:viewBox="0 0 18839 107">
          <text:p/>
        </draw:connector>
        <draw:connector draw:style-name="gr26" draw:text-style-name="P10" draw:layer="layout" draw:type="line" svg:x1="3.1cm" svg:y1="0.491cm" svg:x2="3.105cm" svg:y2="3cm" svg:d="M3100 491l5 2509" svg:viewBox="0 0 6 2510">
          <text:p/>
        </draw:connector>
        <draw:connector draw:style-name="gr27" draw:text-style-name="P10" draw:layer="layout" draw:type="line" svg:x1="18.839cm" svg:y1="3.951cm" svg:x2="21.908cm" svg:y2="3.916cm" draw:end-shape="id66" draw:end-glue-point="2" svg:d="M18839 3951l3069-35" svg:viewBox="0 0 3070 36">
          <text:p/>
        </draw:connector>
        <draw:connector draw:style-name="gr28" draw:text-style-name="P10" xml:id="id66" draw:id="id66" draw:layer="layout" draw:type="line" svg:x1="21.908cm" svg:y1="3.916cm" svg:x2="21.873cm" svg:y2="8.855cm" draw:end-shape="id67" draw:end-glue-point="2" svg:d="M21908 3916l-35 4939" svg:viewBox="0 0 36 4940">
          <text:p/>
        </draw:connector>
        <draw:connector draw:style-name="gr25" draw:text-style-name="P10" draw:layer="layout" draw:type="line" svg:x1="18.803cm" svg:y1="3.422cm" svg:x2="21.908cm" svg:y2="3.422cm" draw:end-shape="id68" draw:end-glue-point="2" svg:d="M18803 3422h3105" svg:viewBox="0 0 3106 1">
          <text:p/>
        </draw:connector>
        <draw:connector draw:style-name="gr28" draw:text-style-name="P10" xml:id="id67" draw:id="id67" draw:layer="layout" draw:type="line" svg:x1="21.873cm" svg:y1="8.855cm" svg:x2="3.669cm" svg:y2="8.819cm" draw:end-shape="id69" draw:end-glue-point="2" svg:d="M21873 8855l-18204-36" svg:viewBox="0 0 18205 37">
          <text:p/>
        </draw:connector>
        <draw:connector draw:style-name="gr29" draw:text-style-name="P10" xml:id="id69" draw:id="id69" draw:layer="layout" draw:type="line" svg:x1="3.669cm" svg:y1="8.819cm" svg:x2="3.65cm" svg:y2="7.5cm" draw:end-shape="id70" draw:end-glue-point="2" svg:d="M3669 8819l-19-1319" svg:viewBox="0 0 20 1320">
          <text:p/>
        </draw:connector>
        <draw:connector draw:style-name="gr29" draw:text-style-name="P10" draw:layer="layout" svg:x1="0.776cm" svg:y1="20.073cm" svg:x2="3.846cm" svg:y2="20.073cm" svg:d="M776 20073h3070" svg:viewBox="0 0 3071 1">
          <text:p/>
        </draw:connector>
        <draw:frame draw:style-name="gr30" draw:text-style-name="P9" draw:layer="layout" svg:width="3.1cm" svg:height="0.962cm" svg:x="3.6cm" svg:y="19.538cm">
          <draw:text-box>
            <text:p text:style-name="P4">Events</text:p>
          </draw:text-box>
        </draw:frame>
        <draw:frame draw:style-name="gr22" draw:text-style-name="P9" draw:layer="layout" svg:width="4.9cm" svg:height="1.673cm" svg:x="9.9cm" svg:y="19.627cm">
          <draw:text-box>
            <text:p text:style-name="P4">State Updates</text:p>
          </draw:text-box>
        </draw:frame>
        <draw:connector draw:style-name="gr26" draw:text-style-name="P10" draw:layer="layout" svg:x1="6.93cm" svg:y1="20.1cm" svg:x2="10cm" svg:y2="20.1cm" svg:d="M6930 20100h3070" svg:viewBox="0 0 3071 1">
          <text:p/>
        </draw:connector>
        <draw:custom-shape draw:style-name="gr33" draw:text-style-name="P7" draw:layer="layout" svg:width="10.3cm" svg:height="6.7cm" svg:x="8cm" svg:y="10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8cm" svg:y="13.327cm">
          <draw:text-box>
            <text:p text:style-name="P4">Component v2</text:p>
          </draw:text-box>
        </draw:frame>
      </draw:page>
      <draw:page draw:name="page7" draw:style-name="dp1" draw:master-page-name="Default">
        <draw:custom-shape draw:style-name="gr33" draw:text-style-name="P7" draw:layer="layout" svg:width="10.3cm" svg:height="6.7cm" svg:x="7.9cm" svg:y="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8cm" svg:y="4.027cm">
          <draw:text-box>
            <text:p text:style-name="P4">Component v1</text:p>
          </draw:text-box>
        </draw:frame>
        <draw:frame draw:style-name="gr22" draw:text-style-name="P9" xml:id="id76" draw:id="id76" draw:layer="layout" svg:width="6.3cm" svg:height="1.673cm" svg:x="0.5cm" svg:y="13.827cm">
          <draw:text-box>
            <text:p text:style-name="P4">(State, action)</text:p>
          </draw:text-box>
        </draw:frame>
        <draw:line draw:style-name="Arrow" draw:layer="layout" svg:x1="6.2cm" svg:y1="12.2cm" svg:x2="7.8cm" svg:y2="12.2cm">
          <text:p/>
        </draw:line>
        <draw:frame draw:style-name="gr22" draw:text-style-name="P9" draw:layer="layout" svg:width="6.3cm" svg:height="1.673cm" svg:x="0.8cm" svg:y="11.6cm">
          <draw:text-box>
            <text:p text:style-name="P4">(Current state, action signal)</text:p>
          </draw:text-box>
        </draw:frame>
        <draw:line draw:style-name="Arrow" draw:layer="layout" svg:x1="6.2cm" svg:y1="14.3cm" svg:x2="7.7cm" svg:y2="14.3cm">
          <text:p/>
        </draw:line>
        <draw:connector draw:style-name="gr24" draw:text-style-name="P10" draw:layer="layout" draw:type="line" svg:x1="21.802cm" svg:y1="12.1cm" svg:x2="21.802cm" svg:y2="9.49cm" draw:start-shape="id71" draw:start-glue-point="3" svg:d="M21802 12100v-2610" svg:viewBox="0 0 1 2611">
          <text:p/>
        </draw:connector>
        <draw:connector draw:style-name="gr25" draw:text-style-name="P10" draw:layer="layout" draw:type="line" svg:x1="21.838cm" svg:y1="9.406cm" svg:x2="3.951cm" svg:y2="9.348cm" draw:end-shape="id72" draw:end-glue-point="2" svg:d="M21838 9406l-17887-58" svg:viewBox="0 0 17888 59">
          <text:p/>
        </draw:connector>
        <draw:connector draw:style-name="gr26" draw:text-style-name="P10" xml:id="id72" draw:id="id72" draw:layer="layout" draw:type="line" svg:x1="3.951cm" svg:y1="9.348cm" svg:x2="3.951cm" svg:y2="11.253cm" svg:d="M3951 9348v1905" svg:viewBox="0 0 1 1906">
          <text:p/>
        </draw:connector>
        <draw:connector draw:style-name="gr27" draw:text-style-name="P10" draw:layer="layout" draw:type="line" svg:x1="18.3cm" svg:y1="13.75cm" svg:x2="21.555cm" svg:y2="13.758cm" draw:start-shape="id73" draw:end-shape="id74" draw:end-glue-point="2" svg:d="M18300 13750l3255 8" svg:viewBox="0 0 3256 9">
          <text:p/>
        </draw:connector>
        <draw:connector draw:style-name="gr28" draw:text-style-name="P10" xml:id="id74" draw:id="id74" draw:layer="layout" draw:type="line" svg:x1="21.555cm" svg:y1="13.758cm" svg:x2="21.485cm" svg:y2="17.886cm" svg:d="M21555 13758l-70 4128" svg:viewBox="0 0 71 4129">
          <text:p/>
        </draw:connector>
        <draw:connector draw:style-name="gr25" draw:text-style-name="P10" xml:id="id71" draw:id="id71" draw:layer="layout" draw:type="line" svg:x1="18.521cm" svg:y1="12.135cm" svg:x2="21.802cm" svg:y2="12.1cm" svg:d="M18521 12135l3281-35" svg:viewBox="0 0 3282 36">
          <text:p/>
        </draw:connector>
        <draw:connector draw:style-name="gr28" draw:text-style-name="P10" draw:layer="layout" draw:type="line" svg:x1="21.5cm" svg:y1="17.9cm" svg:x2="3.599cm" svg:y2="17.956cm" draw:end-shape="id75" draw:end-glue-point="2" svg:d="M21500 17900l-17901 56" svg:viewBox="0 0 17902 57">
          <text:p/>
        </draw:connector>
        <draw:connector draw:style-name="gr29" draw:text-style-name="P10" xml:id="id75" draw:id="id75" draw:layer="layout" draw:type="line" svg:x1="3.599cm" svg:y1="17.956cm" svg:x2="3.65cm" svg:y2="15.5cm" draw:end-shape="id76" svg:d="M3599 17956l51-2456" svg:viewBox="0 0 52 2457">
          <text:p/>
        </draw:connector>
        <draw:connector draw:style-name="gr29" draw:text-style-name="P10" draw:layer="layout" svg:x1="0.776cm" svg:y1="20.073cm" svg:x2="3.846cm" svg:y2="20.073cm" svg:d="M776 20073h3070" svg:viewBox="0 0 3071 1">
          <text:p/>
        </draw:connector>
        <draw:frame draw:style-name="gr30" draw:text-style-name="P9" draw:layer="layout" svg:width="3.1cm" svg:height="0.962cm" svg:x="3.6cm" svg:y="19.538cm">
          <draw:text-box>
            <text:p text:style-name="P4">Events</text:p>
          </draw:text-box>
        </draw:frame>
        <draw:frame draw:style-name="gr22" draw:text-style-name="P9" draw:layer="layout" svg:width="4.9cm" svg:height="1.673cm" svg:x="9.9cm" svg:y="19.627cm">
          <draw:text-box>
            <text:p text:style-name="P4">State Updates</text:p>
          </draw:text-box>
        </draw:frame>
        <draw:connector draw:style-name="gr26" draw:text-style-name="P10" draw:layer="layout" svg:x1="6.93cm" svg:y1="20.1cm" svg:x2="10cm" svg:y2="20.1cm" svg:d="M6930 20100h3070" svg:viewBox="0 0 3071 1">
          <text:p/>
        </draw:connector>
        <draw:custom-shape draw:style-name="gr33" draw:text-style-name="P7" xml:id="id73" draw:id="id73" draw:layer="layout" svg:width="10.3cm" svg:height="6.7cm" svg:x="8cm" svg:y="10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8cm" svg:y="13.327cm">
          <draw:text-box>
            <text:p text:style-name="P4">Component v2</text:p>
          </draw:text-box>
        </draw:frame>
      </draw:page>
      <draw:page draw:name="page8" draw:style-name="dp1" draw:master-page-name="Default">
        <draw:custom-shape draw:style-name="gr35" draw:text-style-name="P7" draw:layer="layout" svg:width="7.3cm" svg:height="3.8cm" svg:x="9.4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draw:layer="layout" svg:width="7.3cm" svg:height="8cm" svg:x="9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5.1cm" svg:height="1.673cm" svg:x="10.4cm" svg:y="3.327cm">
          <draw:text-box>
            <text:p text:style-name="P4">React component</text:p>
          </draw:text-box>
        </draw:frame>
        <draw:frame draw:style-name="gr22" draw:text-style-name="P9" draw:layer="layout" svg:width="5.1cm" svg:height="1.673cm" svg:x="10.7cm" svg:y="10.5cm">
          <draw:text-box>
            <text:p text:style-name="P4">Redux reducer</text:p>
          </draw:text-box>
        </draw:frame>
        <draw:frame draw:style-name="gr22" draw:text-style-name="P9" draw:layer="layout" svg:width="6.3cm" svg:height="1.673cm" svg:x="1.2cm" svg:y="10.3cm">
          <draw:text-box>
            <text:p text:style-name="P4">(Current state, action)</text:p>
          </draw:text-box>
        </draw:frame>
        <draw:line draw:style-name="Arrow" draw:layer="layout" svg:x1="6.7cm" svg:y1="4.2cm" svg:x2="9.1cm" svg:y2="4.2cm">
          <text:p/>
        </draw:line>
        <draw:frame draw:style-name="gr22" draw:text-style-name="P9" draw:layer="layout" svg:width="6.3cm" svg:height="1.673cm" svg:x="0.8cm" svg:y="3.6cm">
          <draw:text-box>
            <text:p text:style-name="P4">(Current state, dispatch() function)</text:p>
          </draw:text-box>
        </draw:frame>
        <draw:line draw:style-name="Arrow" draw:layer="layout" svg:x1="7.2cm" svg:y1="11.1cm" svg:x2="9.1cm" svg:y2="11.1cm">
          <text:p/>
        </draw:line>
        <draw:line draw:style-name="Arrow" draw:layer="layout" svg:x1="17.6cm" svg:y1="12.3cm" svg:x2="19.5cm" svg:y2="12.3cm">
          <text:p/>
        </draw:line>
        <draw:frame draw:style-name="gr22" draw:text-style-name="P9" xml:id="id79" draw:id="id79" draw:layer="layout" svg:width="6.3cm" svg:height="1.673cm" svg:x="19cm" svg:y="3.2cm">
          <draw:text-box>
            <text:p text:style-name="P4">UI description (“virtual DOM”) </text:p>
          </draw:text-box>
        </draw:frame>
        <draw:line draw:style-name="Arrow" draw:layer="layout" svg:x1="17.5cm" svg:y1="9cm" svg:x2="19.4cm" svg:y2="9cm">
          <text:p/>
        </draw:line>
        <draw:frame draw:style-name="gr23" draw:text-style-name="P9" xml:id="id81" draw:id="id81" draw:layer="layout" svg:width="3.6cm" svg:height="1.073cm" svg:x="19.5cm" svg:y="8.3cm">
          <draw:text-box>
            <text:p text:style-name="P4">New state</text:p>
          </draw:text-box>
        </draw:frame>
        <draw:line draw:style-name="Arrow" draw:layer="layout" svg:x1="17.7cm" svg:y1="3.9cm" svg:x2="19.6cm" svg:y2="3.9cm">
          <text:p/>
        </draw:line>
        <draw:connector draw:style-name="gr24" draw:text-style-name="P10" draw:layer="layout" draw:type="line" svg:x1="24.871cm" svg:y1="12.382cm" svg:x2="24.942cm" svg:y2="0.6cm" draw:start-shape="id77" draw:start-glue-point="3" draw:end-shape="id78" draw:end-glue-point="2" svg:d="M24871 12382l71-11782" svg:viewBox="0 0 72 11783">
          <text:p/>
        </draw:connector>
        <draw:connector draw:style-name="gr25" draw:text-style-name="P10" xml:id="id78" draw:id="id78" draw:layer="layout" draw:type="line" svg:x1="24.942cm" svg:y1="0.6cm" svg:x2="3.105cm" svg:y2="0.529cm" svg:d="M24942 600l-21837-71" svg:viewBox="0 0 21838 72">
          <text:p/>
        </draw:connector>
        <draw:connector draw:style-name="gr26" draw:text-style-name="P10" draw:layer="layout" draw:type="line" svg:x1="3.1cm" svg:y1="0.491cm" svg:x2="3.105cm" svg:y2="3cm" svg:d="M3100 491l5 2509" svg:viewBox="0 0 6 2510">
          <text:p/>
        </draw:connector>
        <draw:connector draw:style-name="gr27" draw:text-style-name="P10" draw:layer="layout" draw:type="line" svg:x1="25.3cm" svg:y1="4.036cm" svg:x2="26.6cm" svg:y2="4.022cm" draw:start-shape="id79" draw:start-glue-point="1" draw:end-shape="id80" draw:end-glue-point="2" svg:d="M25300 4036l1300-14" svg:viewBox="0 0 1301 15">
          <text:p/>
        </draw:connector>
        <draw:connector draw:style-name="gr28" draw:text-style-name="P10" xml:id="id80" draw:id="id80" draw:layer="layout" draw:type="line" svg:x1="26.6cm" svg:y1="4.022cm" svg:x2="26.494cm" svg:y2="18.591cm" svg:d="M26600 4022l-106 14569" svg:viewBox="0 0 107 14570">
          <text:p/>
        </draw:connector>
        <draw:frame draw:style-name="gr37" draw:text-style-name="P9" xml:id="id82" draw:id="id82" draw:layer="layout" svg:width="4.2cm" svg:height="1.173cm" svg:x="19.4cm" svg:y="11.827cm">
          <draw:text-box>
            <text:p text:style-name="P4">Initial state</text:p>
          </draw:text-box>
        </draw:frame>
        <draw:connector draw:style-name="gr25" draw:text-style-name="P10" draw:layer="layout" draw:type="line" svg:x1="23.1cm" svg:y1="8.836cm" svg:x2="24.836cm" svg:y2="8.819cm" draw:start-shape="id81" draw:start-glue-point="1" svg:d="M23100 8836l1736-17" svg:viewBox="0 0 1737 18">
          <text:p/>
        </draw:connector>
        <draw:connector draw:style-name="gr25" draw:text-style-name="P10" xml:id="id77" draw:id="id77" draw:layer="layout" draw:type="line" svg:x1="23.6cm" svg:y1="12.413cm" svg:x2="24.871cm" svg:y2="12.382cm" draw:start-shape="id82" svg:d="M23600 12413l1271-31" svg:viewBox="0 0 1272 32">
          <text:p/>
        </draw:connector>
        <draw:connector draw:style-name="gr28" draw:text-style-name="P10" xml:id="id83" draw:id="id83" draw:layer="layout" draw:type="line" svg:x1="26.494cm" svg:y1="18.591cm" svg:x2="4.128cm" svg:y2="18.591cm" draw:start-shape="id80" draw:start-glue-point="3" svg:d="M26494 18591h-22366" svg:viewBox="0 0 22367 1">
          <text:p/>
        </draw:connector>
        <draw:connector draw:style-name="gr29" draw:text-style-name="P10" draw:layer="layout" draw:type="line" svg:x1="4.128cm" svg:y1="18.591cm" svg:x2="4.163cm" svg:y2="12.347cm" draw:start-shape="id83" draw:start-glue-point="3" svg:d="M4128 18591l35-6244" svg:viewBox="0 0 36 6245">
          <text:p/>
        </draw:connector>
        <draw:connector draw:style-name="gr29" draw:text-style-name="P10" draw:layer="layout" svg:x1="0.776cm" svg:y1="20.073cm" svg:x2="3.846cm" svg:y2="20.073cm" svg:d="M776 20073h3070" svg:viewBox="0 0 3071 1">
          <text:p/>
        </draw:connector>
        <draw:frame draw:style-name="gr38" draw:text-style-name="P9" draw:layer="layout" svg:width="3.1cm" svg:height="0.962cm" svg:x="3.6cm" svg:y="19.538cm">
          <draw:text-box>
            <text:p text:style-name="P4">Events</text:p>
          </draw:text-box>
        </draw:frame>
        <draw:frame draw:style-name="gr22" draw:text-style-name="P9" draw:layer="layout" svg:width="4.9cm" svg:height="1.673cm" svg:x="9.9cm" svg:y="19.627cm">
          <draw:text-box>
            <text:p text:style-name="P4">State Updates</text:p>
          </draw:text-box>
        </draw:frame>
        <draw:connector draw:style-name="gr26" draw:text-style-name="P10" draw:layer="layout" svg:x1="6.93cm" svg:y1="20.1cm" svg:x2="10cm" svg:y2="20.1cm" svg:d="M6930 20100h3070" svg:viewBox="0 0 30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" style:family="graphic" style:parent-style-name="standard">
      <style:graphic-properties draw:fill-color="#cccccc" draw:textarea-horizontal-align="justify" draw:textarea-vertical-align="middle" draw:auto-grow-height="false" fo:min-height="0.834cm" fo:min-width="0.584cm"/>
      <style:paragraph-properties fo:text-align="center"/>
    </style:style>
    <style:style style:name="Arrow" style:family="graphic" style:parent-style-name="objectwithoutfill">
      <style:graphic-properties svg:stroke-width="0.1cm" svg:stroke-color="#cccccc" draw:marker-start-width="0.5cm" draw:marker-end="Arrow" draw:marker-end-width="0.4cm" draw:fill="none" draw:textarea-vertical-align="middle" fo:padding-top="0.175cm" fo:padding-bottom="0.175cm" fo:padding-left="0.3cm" fo:padding-right="0.3cm"/>
      <style:paragraph-properties fo:text-align="center"/>
    </style:style>
    <style:style style:name="Centered_20_Text_20_Block" style:display-name="Centered Text Block" style:family="graphic" style:parent-style-name="standard">
      <style:graphic-properties draw:stroke="none" svg:stroke-color="#000000" draw:fill="none" draw:fill-color="#ffffff" draw:fill-gradient-name="Gradient_20_7" draw:fill-hatch-name="Hatching_20_1" draw:fill-image-name="Bitmap_20_1" fo:min-height="1.95cm"/>
      <style:text-properties fo:color="#e6e6e6"/>
    </style:style>
    <style:style style:name="Module_20__28_Dark_29_" style:display-name="Module (Dark)" style:family="graphic" style:parent-style-name="Module">
      <style:graphic-properties draw:fill-color="#333333" fo:min-height="0.834cm" fo:min-width="0.584cm"/>
    </style:style>
    <style:style style:name="Connector_20__28_Dark_29_" style:display-name="Connector (Dark)" style:family="graphic" style:parent-style-name="Arrow">
      <style:graphic-properties svg:stroke-color="#4c4c4c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>
        <svg:title>ModuleTre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6-02-01T09:13:46.812903273</meta:creation-date>
    <dc:date>2016-02-03T11:20:54.394800035</dc:date>
    <dc:creator>Robert Knight</dc:creator>
    <meta:editing-duration>PT1H37M47S</meta:editing-duration>
    <meta:editing-cycles>15</meta:editing-cycles>
    <meta:generator>LibreOffice/5.0.2.2$Linux_X86_64 LibreOffice_project/00m0$Build-2</meta:generator>
    <meta:document-statistic meta:object-count="253"/>
  </office:meta>
</office:document-meta>
</file>